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rrorWatcher.firs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Watche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rrorWatcher.add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rrorWatcher.ha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Watcher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rrorWatcher.XmlErrorWatcher( Collection underly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